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ccffff" draw:textarea-vertical-align="middle"/>
    </style:style>
    <style:style style:name="gr3" style:family="graphic" style:parent-style-name="standard">
      <style:graphic-properties draw:fill="solid" draw:fill-color="#ff950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008080" draw:textarea-vertical-align="middle"/>
    </style:style>
    <style:style style:name="gr6" style:family="graphic" style:parent-style-name="standard">
      <style:graphic-properties draw:fill="solid" draw:fill-color="#94bd5e" draw:textarea-vertical-align="middle"/>
    </style:style>
    <style:style style:name="gr7" style:family="graphic" style:parent-style-name="objectwithoutfill">
      <style:graphic-properties draw:stroke="solid" draw:marker-start="" draw:marker-end="Arrow" draw:fill="none" draw:textarea-vertical-align="middle"/>
    </style:style>
    <style:style style:name="gr8" style:family="graphic" style:parent-style-name="objectwithoutfill">
      <style:graphic-properties draw:marker-start="" draw:marker-end="Arrow" draw:fill="none" draw:textarea-vertical-align="middle"/>
    </style:style>
    <style:style style:name="gr9" style:family="graphic" style:parent-style-name="objectwithoutfill">
      <style:graphic-properties draw:marker-start="Arrow" draw:marker-end="" draw:fill="none" draw:textarea-vertical-align="middle"/>
    </style:style>
    <style:style style:name="gr10" style:family="graphic" style:parent-style-name="standard">
      <style:graphic-properties draw:fill="solid" draw:fill-color="#ff6633" draw:textarea-vertical-align="middle"/>
    </style:style>
    <style:style style:name="gr11" style:family="graphic" style:parent-style-name="objectwithoutfill">
      <style:graphic-properties draw:marker-end="Arrow" draw:fill="none" draw:textarea-vertical-align="middle"/>
    </style:style>
    <style:style style:name="gr12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fill="solid" draw:fill-color="#ff420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7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center"/>
      <style:text-properties fo:color="#ffffff" fo:font-size="10pt" style:font-size-asian="10pt" style:font-size-complex="10pt"/>
    </style:style>
    <style:style style:name="P6" style:family="paragraph">
      <style:paragraph-properties fo:text-align="center"/>
      <style:text-properties fo:color="#ffffff" fo:font-size="10pt" style:font-size-asian="10pt" style:font-size-complex="1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style:use-window-font-color="true" style:text-outline="false" fo:font-size="12pt" fo:text-shadow="1pt 1pt" fo:font-weight="bold" style:font-size-asian="12pt" style:font-weight-asian="bold" style:font-size-complex="12pt" style:font-weight-complex="bold" style:font-relief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use-window-font-color="true" style:text-outline="false" fo:font-size="12pt" fo:text-shadow="1pt 1pt" fo:font-weight="bold" style:font-size-asian="12pt" style:font-weight-asian="bold" style:font-size-complex="12pt" style:font-weight-complex="bold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rect draw:style-name="gr1" draw:text-style-name="P1" draw:layer="layout" svg:width="3.787cm" svg:height="1.169cm" svg:x="12.462cm" svg:y="3.068cm">
          <text:p text:style-name="P1">User</text:p>
        </draw:rect>
        <draw:rect draw:style-name="gr1" draw:text-style-name="P2" draw:layer="layout" svg:width="4.107cm" svg:height="0.959cm" svg:x="9.537cm" svg:y="7.162cm">
          <text:p text:style-name="P1"><text:span text:style-name="T1">CodeView</text:span></text:p>
        </draw:rect>
        <draw:rect draw:style-name="gr2" draw:text-style-name="P2" draw:layer="layout" svg:width="3.622cm" svg:height="1.271cm" svg:x="8.337cm" svg:y="16.588cm">
          <text:p text:style-name="P1"><text:span text:style-name="T1">MnemonicDB</text:span></text:p>
        </draw:rect>
        <draw:rect draw:style-name="gr2" draw:text-style-name="P2" draw:layer="layout" svg:width="3.11cm" svg:height="1.296cm" svg:x="12.017cm" svg:y="16.589cm">
          <text:p text:style-name="P1"><text:span text:style-name="T1">Program</text:span></text:p>
          <text:p text:style-name="P1"><text:span text:style-name="T1">(Raw data)</text:span></text:p>
        </draw:rect>
        <draw:rect draw:style-name="gr2" draw:text-style-name="P2" draw:layer="layout" svg:width="2.236cm" svg:height="1.311cm" svg:x="15.167cm" svg:y="16.59cm">
          <text:p text:style-name="P1"><text:span text:style-name="T1">DasmData</text:span></text:p>
        </draw:rect>
        <draw:rect draw:style-name="gr1" draw:text-style-name="P2" draw:layer="layout" svg:width="3.303cm" svg:height="1.321cm" svg:x="8.737cm" svg:y="10.633cm">
          <text:p text:style-name="P1"><text:span text:style-name="T1">Process Data</text:span></text:p>
        </draw:rect>
        <draw:rect draw:style-name="gr1" draw:text-style-name="P2" draw:layer="layout" svg:width="3.608cm" svg:height="1.372cm" svg:x="17.017cm" svg:y="10.633cm">
          <text:p text:style-name="P1"><text:span text:style-name="T1">CodeViewLine</text:span></text:p>
        </draw:rect>
        <draw:rect draw:style-name="gr3" draw:text-style-name="P2" draw:layer="layout" svg:width="3.481cm" svg:height="0.889cm" svg:x="12.89cm" svg:y="11.105cm">
          <text:p text:style-name="P1"><text:span text:style-name="T1">Decoder</text:span></text:p>
        </draw:rect>
        <draw:rect draw:style-name="gr2" draw:text-style-name="P2" draw:layer="layout" svg:width="2.919cm" svg:height="1.424cm" svg:x="17.479cm" svg:y="16.563cm">
          <text:p text:style-name="P1"><text:span text:style-name="T1">LabelManager</text:span></text:p>
        </draw:rect>
        <draw:line draw:style-name="gr4" draw:text-style-name="P1" draw:layer="layout" svg:x1="18.521cm" svg:y1="11.989cm" svg:x2="18.902cm" svg:y2="16.537cm">
          <text:p/>
        </draw:line>
        <draw:line draw:style-name="gr4" draw:text-style-name="P1" draw:layer="layout" svg:x1="10.249cm" svg:y1="8.137cm" svg:x2="10.236cm" svg:y2="10.668cm">
          <text:p/>
        </draw:line>
        <draw:line draw:style-name="gr4" draw:text-style-name="P1" draw:layer="layout" svg:x1="10.11cm" svg:y1="11.958cm" svg:x2="10.11cm" svg:y2="16.589cm">
          <text:p/>
        </draw:line>
        <draw:line draw:style-name="gr4" draw:text-style-name="P1" draw:layer="layout" svg:x1="10.222cm" svg:y1="11.967cm" svg:x2="13.464cm" svg:y2="16.589cm">
          <text:p/>
        </draw:line>
        <draw:line draw:style-name="gr4" draw:text-style-name="P1" draw:layer="layout" svg:x1="10.478cm" svg:y1="11.958cm" svg:x2="16.259cm" svg:y2="16.564cm">
          <text:p/>
        </draw:line>
        <draw:line draw:style-name="gr4" draw:text-style-name="P1" draw:layer="layout" svg:x1="18.267cm" svg:y1="11.989cm" svg:x2="17.022cm" svg:y2="16.588cm">
          <text:p/>
        </draw:line>
        <draw:line draw:style-name="gr4" draw:text-style-name="P1" draw:layer="layout" svg:x1="11.119cm" svg:y1="11.958cm" svg:x2="18.623cm" svg:y2="16.538cm">
          <text:p/>
        </draw:line>
        <draw:line draw:style-name="gr4" draw:text-style-name="P1" draw:layer="layout" svg:x1="18.35cm" svg:y1="8.124cm" svg:x2="18.363cm" svg:y2="10.611cm">
          <text:p/>
        </draw:line>
        <draw:rect draw:style-name="gr5" draw:text-style-name="P2" draw:layer="layout" svg:width="2.974cm" svg:height="1.112cm" svg:x="8.712cm" svg:y="17.888cm">
          <text:p text:style-name="P1"><text:span text:style-name="T1">MnemonicItem</text:span></text:p>
          <text:p text:style-name="P1"><text:span text:style-name="T1">(object)</text:span></text:p>
        </draw:rect>
        <draw:rect draw:style-name="gr5" draw:text-style-name="P2" draw:layer="layout" svg:width="1.513cm" svg:height="0.566cm" svg:x="12.882cm" svg:y="17.886cm">
          <text:p text:style-name="P1"><text:span text:style-name="T1">Byte</text:span></text:p>
        </draw:rect>
        <draw:rect draw:style-name="gr5" draw:text-style-name="P3" draw:layer="layout" svg:width="2.236cm" svg:height="0.836cm" svg:x="15.167cm" svg:y="17.897cm">
          <text:p text:style-name="P1"><text:span text:style-name="T2">DisassembledItem</text:span></text:p>
          <text:p text:style-name="P1"><text:span text:style-name="T2">(object)</text:span></text:p>
        </draw:rect>
        <draw:line draw:style-name="gr4" draw:text-style-name="P1" draw:layer="layout" svg:x1="13.543cm" svg:y1="12.003cm" svg:x2="10.405cm" svg:y2="16.589cm">
          <text:p/>
        </draw:line>
        <draw:line draw:style-name="gr4" draw:text-style-name="P1" draw:layer="layout" svg:x1="14.049cm" svg:y1="11.994cm" svg:x2="14.049cm" svg:y2="16.589cm">
          <text:p/>
        </draw:line>
        <draw:line draw:style-name="gr4" draw:text-style-name="P1" draw:layer="layout" svg:x1="14.658cm" svg:y1="12.003cm" svg:x2="16.58cm" svg:y2="16.574cm">
          <text:p/>
        </draw:line>
        <draw:line draw:style-name="gr4" draw:text-style-name="P1" draw:layer="layout" svg:x1="15.637cm" svg:y1="12.003cm" svg:x2="19.949cm" svg:y2="16.558cm">
          <text:p/>
        </draw:line>
        <draw:line draw:style-name="gr4" draw:text-style-name="P1" draw:layer="layout" svg:x1="12.043cm" svg:y1="11.61cm" svg:x2="12.894cm" svg:y2="11.61cm">
          <text:p/>
        </draw:line>
        <draw:rect draw:style-name="gr1" draw:text-style-name="P2" draw:layer="layout" svg:width="4.107cm" svg:height="0.959cm" svg:x="15.038cm" svg:y="7.163cm">
          <text:p text:style-name="P1"><text:span text:style-name="T1">ProjectManager</text:span></text:p>
        </draw:rect>
        <draw:line draw:style-name="gr4" draw:text-style-name="P1" draw:layer="layout" svg:x1="13.402cm" svg:y1="8.124cm" svg:x2="17.861cm" svg:y2="10.624cm">
          <text:p/>
        </draw:line>
        <draw:line draw:style-name="gr4" draw:text-style-name="P1" draw:layer="layout" svg:x1="15.545cm" svg:y1="8.124cm" svg:x2="11.378cm" svg:y2="10.638cm">
          <text:p/>
        </draw:line>
        <draw:rect draw:style-name="gr1" draw:text-style-name="P1" draw:layer="layout" svg:width="12.003cm" svg:height="1.035cm" svg:x="8.697cm" svg:y="4.967cm">
          <text:p text:style-name="P1">IDZ80</text:p>
        </draw:rect>
        <draw:line draw:style-name="gr4" draw:text-style-name="P1" draw:layer="layout" svg:x1="11.704cm" svg:y1="6.026cm" svg:x2="11.68cm" svg:y2="7.18cm">
          <text:p/>
        </draw:line>
        <draw:line draw:style-name="gr4" draw:text-style-name="P1" draw:layer="layout" svg:x1="17.104cm" svg:y1="6.026cm" svg:x2="17.08cm" svg:y2="7.18cm">
          <text:p/>
        </draw:line>
        <draw:line draw:style-name="gr4" draw:text-style-name="P1" draw:layer="layout" svg:x1="9.13cm" svg:y1="6.026cm" svg:x2="9.13cm" svg:y2="10.62cm">
          <text:p/>
        </draw:line>
      </draw:page>
      <draw:page draw:name="page2" draw:style-name="dp1" draw:master-page-name="Padrão">
        <office:forms form:automatic-focus="false" form:apply-design-mode="false"/>
        <draw:rect draw:style-name="gr1" draw:text-style-name="P1" draw:layer="layout" svg:width="3.787cm" svg:height="1.169cm" svg:x="13.513cm" svg:y="1.4cm">
          <text:p text:style-name="P1">User</text:p>
        </draw:rect>
        <draw:rect draw:style-name="gr1" draw:text-style-name="P2" draw:layer="layout" svg:width="4.107cm" svg:height="0.959cm" svg:x="10.5cm" svg:y="5.61cm">
          <text:p text:style-name="P1"><text:span text:style-name="T1">CodeView</text:span></text:p>
        </draw:rect>
        <draw:rect draw:style-name="gr6" draw:text-style-name="P2" draw:layer="layout" svg:width="14.781cm" svg:height="1.189cm" svg:x="7.519cm" svg:y="13.469cm">
          <text:p text:style-name="P1"><text:span text:style-name="T1">CodeViewItem</text:span></text:p>
          <text:p text:style-name="P1"><text:span text:style-name="T1">(struct)</text:span></text:p>
        </draw:rect>
        <draw:rect draw:style-name="gr1" draw:text-style-name="P2" draw:layer="layout" svg:width="4.107cm" svg:height="0.959cm" svg:x="16.1cm" svg:y="5.61cm">
          <text:p text:style-name="P1"><text:span text:style-name="T1">ProjectManager</text:span></text:p>
        </draw:rect>
        <draw:rect draw:style-name="gr1" draw:text-style-name="P1" draw:layer="layout" svg:width="12.003cm" svg:height="1.035cm" svg:x="9.6cm" svg:y="3.156cm">
          <text:p text:style-name="P1">IDZ80 Main Dialog</text:p>
        </draw:rect>
        <draw:line draw:style-name="gr4" draw:text-style-name="P1" draw:layer="layout" svg:x1="12.607cm" svg:y1="4.215cm" svg:x2="12.583cm" svg:y2="5.369cm">
          <text:p/>
        </draw:line>
        <draw:line draw:style-name="gr4" draw:text-style-name="P1" draw:layer="layout" svg:x1="18.007cm" svg:y1="4.215cm" svg:x2="17.983cm" svg:y2="5.369cm">
          <text:p/>
        </draw:line>
        <draw:rect draw:style-name="gr5" draw:text-style-name="P5" draw:layer="layout" svg:width="3.625cm" svg:height="1.112cm" svg:x="5.975cm" svg:y="18.369cm">
          <text:p text:style-name="P4"><text:span text:style-name="T3">MnemonicItem</text:span></text:p>
          <text:p text:style-name="P4"><text:span text:style-name="T3">(object)</text:span></text:p>
        </draw:rect>
        <draw:rect draw:style-name="gr5" draw:text-style-name="P6" draw:layer="layout" svg:width="3.6cm" svg:height="1.1cm" svg:x="9.8cm" svg:y="18.369cm">
          <text:p text:style-name="P1"><text:span text:style-name="T3">RawData</text:span></text:p>
          <text:p text:style-name="P1"><text:span text:style-name="T3">(Byte)</text:span></text:p>
        </draw:rect>
        <draw:rect draw:style-name="gr2" draw:text-style-name="P2" draw:layer="layout" svg:width="3.622cm" svg:height="1.271cm" svg:x="8.178cm" svg:y="15.969cm">
          <text:p text:style-name="P1"><text:span text:style-name="T1">DisassembledItem</text:span></text:p>
          <text:p text:style-name="P1"><text:span text:style-name="T1">(object)</text:span></text:p>
        </draw:rect>
        <draw:line draw:style-name="gr7" draw:text-style-name="P1" draw:layer="layout" svg:x1="9.3cm" svg:y1="17.369cm" svg:x2="8.6cm" svg:y2="18.269cm">
          <text:p/>
        </draw:line>
        <draw:line draw:style-name="gr8" draw:text-style-name="P1" draw:layer="layout" svg:x1="10.5cm" svg:y1="17.369cm" svg:x2="11.3cm" svg:y2="18.269cm">
          <text:p/>
        </draw:line>
        <draw:rect draw:style-name="gr5" draw:text-style-name="P6" draw:layer="layout" svg:width="3.6cm" svg:height="1.1cm" svg:x="13.6cm" svg:y="18.369cm">
          <text:p text:style-name="P1"><text:span text:style-name="T3">LabelItem</text:span></text:p>
          <text:p text:style-name="P1"><text:span text:style-name="T3">(object)</text:span></text:p>
        </draw:rect>
        <draw:line draw:style-name="gr7" draw:text-style-name="P1" draw:layer="layout" svg:x1="10.6cm" svg:y1="14.769cm" svg:x2="9.7cm" svg:y2="15.869cm">
          <text:p/>
        </draw:line>
        <draw:line draw:style-name="gr9" draw:text-style-name="P1" draw:layer="layout" svg:x1="15.5cm" svg:y1="18.169cm" svg:x2="12.3cm" svg:y2="14.769cm">
          <text:p/>
        </draw:line>
        <draw:rect draw:style-name="gr5" draw:text-style-name="P6" draw:layer="layout" svg:width="3.6cm" svg:height="1.1cm" svg:x="17.4cm" svg:y="18.369cm">
          <text:p text:style-name="P1"><text:span text:style-name="T3">Comment</text:span></text:p>
          <text:p text:style-name="P1"><text:span text:style-name="T3">(wxString)</text:span></text:p>
        </draw:rect>
        <draw:rect draw:style-name="gr5" draw:text-style-name="P6" draw:layer="layout" svg:width="3.3cm" svg:height="1.1cm" svg:x="21.2cm" svg:y="18.369cm">
          <text:p text:style-name="P1"><text:span text:style-name="T3">ArgRectangle</text:span></text:p>
          <text:p text:style-name="P1"><text:span text:style-name="T3">(wxRect)</text:span></text:p>
        </draw:rect>
        <draw:line draw:style-name="gr9" draw:text-style-name="P1" draw:layer="layout" svg:x1="23cm" svg:y1="18.269cm" svg:x2="19.8cm" svg:y2="14.869cm">
          <text:p/>
        </draw:line>
        <draw:line draw:style-name="gr9" draw:text-style-name="P1" draw:layer="layout" svg:x1="19cm" svg:y1="18.169cm" svg:x2="15.8cm" svg:y2="14.769cm">
          <text:p/>
        </draw:line>
        <draw:rect draw:style-name="gr10" draw:text-style-name="P2" draw:layer="layout" svg:width="3.622cm" svg:height="1.271cm" svg:x="13.2cm" svg:y="10.269cm">
          <text:p text:style-name="P1"><text:span text:style-name="T1">SourceCodeLines</text:span></text:p>
          <text:p text:style-name="P1"><text:span text:style-name="T1">(object)</text:span></text:p>
        </draw:rect>
        <draw:line draw:style-name="gr11" draw:text-style-name="P1" draw:layer="layout" svg:x1="14.9cm" svg:y1="11.669cm" svg:x2="14.9cm" svg:y2="13.269cm">
          <text:p/>
        </draw:line>
        <draw:line draw:style-name="gr11" draw:text-style-name="P1" draw:layer="layout" svg:x1="12.6cm" svg:y1="6.769cm" svg:x2="14.4cm" svg:y2="10.069cm">
          <text:p/>
        </draw:line>
        <draw:line draw:style-name="gr11" draw:text-style-name="P1" draw:layer="layout" svg:x1="18.2cm" svg:y1="6.769cm" svg:x2="15.7cm" svg:y2="10.069cm">
          <text:p/>
        </draw:line>
        <draw:custom-shape draw:style-name="gr12" draw:text-style-name="P1" draw:layer="layout" svg:width="0.933cm" svg:height="0.6cm" svg:x="1.1cm" svg:y="21.194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3cm" svg:height="0.806cm" svg:x="1.9cm" svg:y="21.094cm">
          <draw:text-box>
            <text:p><text:span text:style-name="T4">Single item</text:span></text:p>
          </draw:text-box>
        </draw:frame>
        <draw:custom-shape draw:style-name="gr14" draw:text-style-name="P1" draw:layer="layout" svg:width="0.933cm" svg:height="0.6cm" svg:x="1.1cm" svg:y="21.994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3cm" svg:height="0.806cm" svg:x="1.9cm" svg:y="21.894cm">
          <draw:text-box>
            <text:p><text:span text:style-name="T4">Process</text:span></text:p>
          </draw:text-box>
        </draw:frame>
        <draw:custom-shape draw:style-name="gr15" draw:text-style-name="P1" draw:layer="layout" svg:width="0.933cm" svg:height="0.6cm" svg:x="1.1cm" svg:y="22.794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3.9cm" svg:height="0.806cm" svg:x="1.9cm" svg:y="22.694cm">
          <draw:text-box>
            <text:p><text:span text:style-name="T4">Data Container</text:span></text:p>
          </draw:text-box>
        </draw:frame>
      </draw:page>
      <draw:page draw:name="page3" draw:style-name="dp1" draw:master-page-name="Padrão">
        <office:forms form:automatic-focus="false" form:apply-design-mode="false"/>
        <draw:rect draw:style-name="gr5" draw:text-style-name="P6" draw:layer="layout" svg:width="3.6cm" svg:height="1.1cm" svg:x="6.578cm" svg:y="6.7cm">
          <text:p text:style-name="P1"><text:span text:style-name="T3">RawData</text:span></text:p>
          <text:p text:style-name="P1"><text:span text:style-name="T3">(Byte)</text:span></text:p>
        </draw:rect>
        <draw:rect draw:style-name="gr1" draw:text-style-name="P8" draw:layer="layout" svg:width="4.107cm" svg:height="0.959cm" svg:x="12.171cm" svg:y="6.8cm">
          <text:p text:style-name="P1"><text:span text:style-name="T5">Decoder</text:span></text:p>
        </draw:rect>
        <draw:line draw:style-name="gr4" draw:text-style-name="P1" draw:layer="layout" svg:x1="16.478cm" svg:y1="6.8cm" svg:x2="18.178cm" svg:y2="5.2cm">
          <text:p/>
        </draw:line>
        <draw:custom-shape draw:style-name="gr12" draw:text-style-name="P1" draw:layer="layout" svg:width="0.933cm" svg:height="0.6cm" svg:x="2cm" svg:y="16.5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3cm" svg:height="0.806cm" svg:x="2.8cm" svg:y="16.4cm">
          <draw:text-box>
            <text:p><text:span text:style-name="T4">Single item</text:span></text:p>
          </draw:text-box>
        </draw:frame>
        <draw:custom-shape draw:style-name="gr14" draw:text-style-name="P1" draw:layer="layout" svg:width="0.933cm" svg:height="0.6cm" svg:x="2cm" svg:y="17.3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3cm" svg:height="0.806cm" svg:x="2.8cm" svg:y="17.2cm">
          <draw:text-box>
            <text:p><text:span text:style-name="T4">Process</text:span></text:p>
          </draw:text-box>
        </draw:frame>
        <draw:custom-shape draw:style-name="gr15" draw:text-style-name="P1" draw:layer="layout" svg:width="0.933cm" svg:height="0.6cm" svg:x="2cm" svg:y="18.1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3.9cm" svg:height="0.806cm" svg:x="2.8cm" svg:y="18cm">
          <draw:text-box>
            <text:p><text:span text:style-name="T4">Data Container</text:span></text:p>
          </draw:text-box>
        </draw:frame>
        <draw:g>
          <draw:rect draw:style-name="gr10" draw:text-style-name="P2" draw:layer="layout" svg:width="4.022cm" svg:height="1.271cm" svg:x="18.278cm" svg:y="6.1cm">
            <text:p text:style-name="P1"><text:span text:style-name="T1">DisassembledContainer</text:span></text:p>
            <text:p text:style-name="P1"><text:span text:style-name="T1">(object)</text:span></text:p>
          </draw:rect>
          <draw:rect draw:style-name="gr5" draw:text-style-name="P6" draw:layer="layout" svg:width="4.019cm" svg:height="1.1cm" svg:x="18.281cm" svg:y="7.371cm">
            <text:p text:style-name="P1"><text:span text:style-name="T3">DisassembledItem</text:span></text:p>
            <text:p text:style-name="P1"><text:span text:style-name="T3">(Object)</text:span></text:p>
          </draw:rect>
        </draw:g>
        <draw:g>
          <draw:rect draw:style-name="gr10" draw:text-style-name="P2" draw:layer="layout" svg:width="3.622cm" svg:height="1.271cm" svg:x="18.478cm" svg:y="3.4cm">
            <text:p text:style-name="P1"><text:span text:style-name="T1">LabelManager</text:span></text:p>
            <text:p text:style-name="P1"><text:span text:style-name="T1">(object)</text:span></text:p>
          </draw:rect>
          <draw:rect draw:style-name="gr5" draw:text-style-name="P6" draw:layer="layout" svg:width="3.624cm" svg:height="1.1cm" svg:x="18.478cm" svg:y="4.671cm">
            <text:p text:style-name="P1"><text:span text:style-name="T3">LabelItem</text:span></text:p>
            <text:p text:style-name="P1"><text:span text:style-name="T3">(object)</text:span></text:p>
          </draw:rect>
        </draw:g>
        <draw:line draw:style-name="gr4" draw:text-style-name="P1" draw:layer="layout" svg:x1="10.378cm" svg:y1="7.3cm" svg:x2="12.078cm" svg:y2="7.3cm">
          <text:p/>
        </draw:line>
        <draw:line draw:style-name="gr4" draw:text-style-name="P1" draw:layer="layout" svg:x1="16.478cm" svg:y1="7.3cm" svg:x2="18.178cm" svg:y2="7.3cm">
          <text:p/>
        </draw:line>
        <draw:line draw:style-name="gr4" draw:text-style-name="P1" draw:layer="layout" svg:x1="17.878cm" svg:y1="4.8cm" svg:x2="16.178cm" svg:y2="6.4cm">
          <text:p/>
        </draw:line>
        <draw:rect draw:style-name="gr5" draw:text-style-name="P6" draw:layer="layout" svg:width="3.6cm" svg:height="1.1cm" svg:x="6.578cm" svg:y="4.6cm">
          <text:p text:style-name="P1"><text:span text:style-name="T3">MnemonicContainer</text:span></text:p>
          <text:p text:style-name="P1"><text:span text:style-name="T3">(object)</text:span></text:p>
        </draw:rect>
        <draw:line draw:style-name="gr4" draw:text-style-name="P1" draw:layer="layout" svg:x1="10.278cm" svg:y1="5.1cm" svg:x2="11.978cm" svg:y2="6.7cm">
          <text:p/>
        </draw:line>
      </draw:page>
      <draw:page draw:name="page4" draw:style-name="dp1" draw:master-page-name="Padrão">
        <office:forms form:automatic-focus="false" form:apply-design-mode="false"/>
        <draw:rect draw:style-name="gr1" draw:text-style-name="P8" draw:layer="layout" svg:width="4.107cm" svg:height="0.959cm" svg:x="10.493cm" svg:y="2.1cm">
          <text:p text:style-name="P1"><text:span text:style-name="T5">Main</text:span></text:p>
        </draw:rect>
        <draw:line draw:style-name="gr16" draw:text-style-name="P1" draw:layer="layout" svg:x1="15.5cm" svg:y1="2.1cm" svg:x2="15.5cm" svg:y2="16.7cm">
          <text:p/>
        </draw:line>
        <draw:rect draw:style-name="gr5" draw:text-style-name="P5" draw:layer="layout" svg:width="3.625cm" svg:height="1.112cm" svg:x="10.775cm" svg:y="4.388cm">
          <text:p text:style-name="P4"><text:span text:style-name="T3">Mnemonic Container</text:span></text:p>
        </draw:rect>
        <draw:rect draw:style-name="gr5" draw:text-style-name="P6" draw:layer="layout" svg:width="3.6cm" svg:height="1.1cm" svg:x="10.8cm" svg:y="5.7cm">
          <text:p text:style-name="P1"><text:span text:style-name="T3">RawData</text:span></text:p>
          <text:p text:style-name="P1"><text:span text:style-name="T3">Manager</text:span></text:p>
        </draw:rect>
        <draw:rect draw:style-name="gr1" draw:text-style-name="P8" draw:layer="layout" svg:width="4.107cm" svg:height="0.959cm" svg:x="16.5cm" svg:y="5.141cm">
          <text:p text:style-name="P1"><text:span text:style-name="T5">Decoder</text:span></text:p>
        </draw:rect>
        <draw:line draw:style-name="gr4" draw:text-style-name="P1" draw:layer="layout" svg:x1="14.8cm" svg:y1="6.2cm" svg:x2="16.3cm" svg:y2="5.8cm">
          <text:p/>
        </draw:line>
        <draw:line draw:style-name="gr4" draw:text-style-name="P1" draw:layer="layout" svg:x1="14.6cm" svg:y1="5cm" svg:x2="16.3cm" svg:y2="5.6cm">
          <text:p/>
        </draw:line>
        <draw:line draw:style-name="gr4" draw:text-style-name="P1" draw:layer="layout" svg:x1="16.4cm" svg:y1="6.4cm" svg:x2="14.6cm" svg:y2="7.6cm">
          <text:p/>
        </draw:line>
        <draw:rect draw:style-name="gr5" draw:text-style-name="P6" draw:layer="layout" svg:width="3.6cm" svg:height="1.1cm" svg:x="10.8cm" svg:y="7cm">
          <text:p text:style-name="P1"><text:span text:style-name="T3">Disassembled</text:span></text:p>
          <text:p text:style-name="P1"><text:span text:style-name="T3">Container</text:span></text:p>
        </draw:rect>
        <draw:rect draw:style-name="gr5" draw:text-style-name="P6" draw:layer="layout" svg:width="3.6cm" svg:height="1.1cm" svg:x="10.8cm" svg:y="8.3cm">
          <text:p text:style-name="P1"><text:span text:style-name="T3">Label Manager</text:span></text:p>
        </draw:rect>
        <draw:line draw:style-name="gr4" draw:text-style-name="P1" draw:layer="layout" svg:x1="14.6cm" svg:y1="8.3cm" svg:x2="17.5cm" svg:y2="6.3cm">
          <text:p/>
        </draw:line>
        <draw:line draw:style-name="gr4" draw:text-style-name="P1" draw:layer="layout" svg:x1="18cm" svg:y1="6.5cm" svg:x2="14.6cm" svg:y2="8.9cm">
          <text:p/>
        </draw:line>
        <draw:line draw:style-name="gr16" draw:text-style-name="P1" draw:layer="layout" svg:x1="9.5cm" svg:y1="2.1cm" svg:x2="9.5cm" svg:y2="16.7cm">
          <text:p/>
        </draw:line>
      </draw:page>
      <draw:page draw:name="page5" draw:style-name="dp1" draw:master-page-name="Padrão">
        <office:forms form:automatic-focus="false" form:apply-design-mode="false"/>
        <draw:rect draw:style-name="gr5" draw:text-style-name="P5" draw:layer="layout" svg:width="3.625cm" svg:height="1.112cm" svg:x="12.4cm" svg:y="5.388cm">
          <text:p text:style-name="P4"><text:span text:style-name="T3">SourceCodeAccess</text:span></text:p>
          <text:p text:style-name="P4"><text:span text:style-name="T3">(object)</text:span></text:p>
        </draw:rect>
        <draw:rect draw:style-name="gr17" draw:text-style-name="P5" draw:layer="layout" svg:width="3.625cm" svg:height="1.112cm" svg:x="17.201cm" svg:y="5.388cm">
          <text:p text:style-name="P4"><text:span text:style-name="T3">SourceCodeLines</text:span></text:p>
          <text:p text:style-name="P4"><text:span text:style-name="T3">(object)</text:span></text:p>
        </draw:rect>
        <draw:line draw:style-name="gr4" draw:text-style-name="P1" draw:layer="layout" svg:x1="16.124cm" svg:y1="5.988cm" svg:x2="17.224cm" svg:y2="5.988cm">
          <text:p/>
        </draw:line>
        <draw:rect draw:style-name="gr5" draw:text-style-name="P5" draw:layer="layout" svg:width="3.625cm" svg:height="1.112cm" svg:x="7.601cm" svg:y="5.388cm">
          <text:p text:style-name="P4"><text:span text:style-name="T3">SourceCodeContainer</text:span></text:p>
          <text:p text:style-name="P4"><text:span text:style-name="T3">(object)</text:span></text:p>
        </draw:rect>
        <draw:line draw:style-name="gr4" draw:text-style-name="P1" draw:layer="layout" svg:x1="11.224cm" svg:y1="5.988cm" svg:x2="12.324cm" svg:y2="5.988cm">
          <text:p/>
        </draw:line>
        <draw:frame draw:style-name="gr18" draw:layer="layout" svg:width="6.276cm" svg:height="0.963cm" svg:x="11cm" svg:y="3.4cm">
          <draw:text-box>
            <text:p>Objects Inheritance</text:p>
          </draw:text-box>
        </draw:frame>
        <draw:rect draw:style-name="gr5" draw:text-style-name="P5" draw:layer="layout" svg:width="3.625cm" svg:height="1.112cm" svg:x="12.401cm" svg:y="7.088cm">
          <text:p text:style-name="P4"><text:span text:style-name="T3">MnemonicAccess</text:span></text:p>
          <text:p text:style-name="P4"><text:span text:style-name="T3">(object)</text:span></text:p>
        </draw:rect>
        <draw:rect draw:style-name="gr17" draw:text-style-name="P5" draw:layer="layout" svg:width="3.625cm" svg:height="1.112cm" svg:x="17.202cm" svg:y="7.088cm">
          <text:p text:style-name="P4"><text:span text:style-name="T3">MnemonicContainer</text:span></text:p>
          <text:p text:style-name="P4"><text:span text:style-name="T3">(object)</text:span></text:p>
        </draw:rect>
        <draw:line draw:style-name="gr4" draw:text-style-name="P1" draw:layer="layout" svg:x1="16.125cm" svg:y1="7.688cm" svg:x2="17.225cm" svg:y2="7.688cm">
          <text:p/>
        </draw:line>
        <draw:rect draw:style-name="gr5" draw:text-style-name="P5" draw:layer="layout" svg:width="4.127cm" svg:height="1.112cm" svg:x="7.1cm" svg:y="7.088cm">
          <text:p text:style-name="P4"><text:span text:style-name="T3">MnemonicContainerBase</text:span></text:p>
          <text:p text:style-name="P4"><text:span text:style-name="T3">(object)</text:span></text:p>
        </draw:rect>
        <draw:line draw:style-name="gr4" draw:text-style-name="P1" draw:layer="layout" svg:x1="11.225cm" svg:y1="7.688cm" svg:x2="12.325cm" svg:y2="7.688cm">
          <text:p/>
        </draw:line>
        <draw:rect draw:style-name="gr5" draw:text-style-name="P5" draw:layer="layout" svg:width="3.625cm" svg:height="1.112cm" svg:x="12.402cm" svg:y="10.288cm">
          <text:p text:style-name="P4"><text:span text:style-name="T3">BinFile</text:span></text:p>
          <text:p text:style-name="P4"><text:span text:style-name="T3">(object)</text:span></text:p>
        </draw:rect>
        <draw:rect draw:style-name="gr17" draw:text-style-name="P5" draw:layer="layout" svg:width="3.625cm" svg:height="1.112cm" svg:x="17.203cm" svg:y="10.288cm">
          <text:p text:style-name="P4"><text:span text:style-name="T3">RawData</text:span></text:p>
          <text:p text:style-name="P4"><text:span text:style-name="T3">(object)</text:span></text:p>
        </draw:rect>
        <draw:line draw:style-name="gr4" draw:text-style-name="P1" draw:layer="layout" svg:x1="16.126cm" svg:y1="10.888cm" svg:x2="17.226cm" svg:y2="10.888cm">
          <text:p/>
        </draw:line>
        <draw:rect draw:style-name="gr5" draw:text-style-name="P5" draw:layer="layout" svg:width="3.627cm" svg:height="1.112cm" svg:x="12.4cm" svg:y="8.788cm">
          <text:p text:style-name="P4"><text:span text:style-name="T3">CartridgeRomFile</text:span></text:p>
          <text:p text:style-name="P4"><text:span text:style-name="T3">(object)</text:span></text:p>
        </draw:rect>
        <draw:line draw:style-name="gr4" draw:text-style-name="P1" draw:layer="layout" svg:x1="16cm" svg:y1="9.4cm" svg:x2="17.2cm" svg:y2="10.3cm">
          <text:p/>
        </draw:line>
        <draw:rect draw:style-name="gr5" draw:text-style-name="P5" draw:layer="layout" svg:width="3.625cm" svg:height="1.112cm" svg:x="12.403cm" svg:y="11.788cm">
          <text:p text:style-name="P4"><text:span text:style-name="T3">LogBase</text:span></text:p>
          <text:p text:style-name="P4"><text:span text:style-name="T3">(object)</text:span></text:p>
        </draw:rect>
        <draw:line draw:style-name="gr4" draw:text-style-name="P1" draw:layer="layout" svg:x1="16cm" svg:y1="12.3cm" svg:x2="17.2cm" svg:y2="11.4cm">
          <text:p/>
        </draw:line>
        <draw:rect draw:style-name="gr5" draw:text-style-name="P5" draw:layer="layout" svg:width="3.625cm" svg:height="1.112cm" svg:x="12.402cm" svg:y="13.488cm">
          <text:p text:style-name="P4"><text:span text:style-name="T3">DisassembledItemData</text:span></text:p>
          <text:p text:style-name="P4"><text:span text:style-name="T3">(object)</text:span></text:p>
        </draw:rect>
        <draw:rect draw:style-name="gr17" draw:text-style-name="P5" draw:layer="layout" svg:width="3.625cm" svg:height="1.112cm" svg:x="17.203cm" svg:y="13.488cm">
          <text:p text:style-name="P4"><text:span text:style-name="T3">DisassembledItem</text:span></text:p>
          <text:p text:style-name="P4"><text:span text:style-name="T3">(object)</text:span></text:p>
        </draw:rect>
        <draw:line draw:style-name="gr4" draw:text-style-name="P1" draw:layer="layout" svg:x1="16.126cm" svg:y1="14.088cm" svg:x2="17.226cm" svg:y2="14.088cm">
          <text:p/>
        </draw:line>
        <draw:rect draw:style-name="gr5" draw:text-style-name="P5" draw:layer="layout" svg:width="4.127cm" svg:height="1.112cm" svg:x="7.101cm" svg:y="13.488cm">
          <text:p text:style-name="P4"><text:span text:style-name="T3">DisassembledItemBase</text:span></text:p>
          <text:p text:style-name="P4"><text:span text:style-name="T3">(object)</text:span></text:p>
        </draw:rect>
        <draw:line draw:style-name="gr4" draw:text-style-name="P1" draw:layer="layout" svg:x1="11.226cm" svg:y1="14.088cm" svg:x2="12.326cm" svg:y2="14.0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1T17:24:32.48</meta:creation-date>
    <dc:date>2015-10-03T21:38:23.754000000</dc:date>
    <meta:editing-duration>PT5H14M54S</meta:editing-duration>
    <meta:editing-cycles>29</meta:editing-cycles>
    <meta:generator>LibreOffice/4.3.7.2$Windows_x86 LibreOffice_project/8a35821d8636a03b8bf4e15b48f59794652c68ba</meta:generator>
    <meta:document-statistic meta:object-count="117"/>
  </office:meta>
</office:document-meta>
</file>